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Voici deux photos qui ont vraiment du succès sur Twitter. Beaucoup de gens considèrent que cette photo de Macron avec un requin en arrière-plan est révélatrice de ce qu’est le bonhomme : mais est-ce que ce n’est pas une photo qui a fait l’objet d’un montage ? Je vous laisse le soin de le déterminer Quant à l’autre photo, elle est vraiment virale sur les comptes twitter basés en Grèce ; pas eu le temps de faire des recherches pour comprendre qui est ce type, où il est (quel musée) et pourquoi cette image fait jaser. Si vous pouviez voir ça, je pense que ça ferait un article intéress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
    <dc:description/>
    <dc:subject/>
    <meta:keyword/>
    <meta:initial-creator/>
    <dc:creator/>
    <meta:creation-date>2022-08-26T08:10:11Z</meta:creation-date>
    <dc:date>2022-08-26T08:10:11Z</dc:date>
  </office:meta>
</office:document-meta>
</file>